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3000003495F2D295E0DCC7A4B.png" manifest:media-type="image/png"/>
  <manifest:file-entry manifest:full-path="Pictures/1002A347000052220000741E47DBD2EE0B1C30AB.svg" manifest:media-type="image/svg+xml"/>
  <manifest:file-entry manifest:full-path="Pictures/1000020100000253000003499ED0F1E213FE217F.png" manifest:media-type="image/png"/>
  <manifest:file-entry manifest:full-path="Pictures/10039052000052220000741EDDE5785707346296.svg" manifest:media-type="image/svg+xml"/>
  <manifest:file-entry manifest:full-path="Pictures/10049CF0000052220000741EBB1C26D41450FC41.svg" manifest:media-type="image/svg+xml"/>
  <manifest:file-entry manifest:full-path="Pictures/100002010000025300000349912FDB1C128DBCEB.png" manifest:media-type="image/png"/>
  <manifest:file-entry manifest:full-path="Pictures/1003F5F1000052220000741E713F644469C9008C.svg" manifest:media-type="image/svg+xml"/>
  <manifest:file-entry manifest:full-path="Pictures/1000020100000253000003498360DADFCB29E42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21.001cm" svg:height="29.692cm" draw:z-index="0"><draw:image xlink:href="Pictures/10049CF0000052220000741EBB1C26D41450FC41.svg" xlink:type="simple" xlink:show="embed" xlink:actuate="onLoad"/><draw:image xlink:href="Pictures/100002010000025300000349912FDB1C128DBCEB.png" xlink:type="simple" xlink:show="embed" xlink:actuate="onLoad"/></draw:frame></text:p>
      <text:p text:style-name="Standard"><draw:frame draw:style-name="fr1" draw:name="Image2" text:anchor-type="paragraph" svg:width="21.001cm" svg:height="29.692cm" draw:z-index="1"><draw:image xlink:href="Pictures/1003F5F1000052220000741E713F644469C9008C.svg" xlink:type="simple" xlink:show="embed" xlink:actuate="onLoad"/><draw:image xlink:href="Pictures/1000020100000253000003498360DADFCB29E425.png" xlink:type="simple" xlink:show="embed" xlink:actuate="onLoad"/></draw:frame><text:soft-page-break/></text:p>
      <text:p text:style-name="Standard"><draw:frame draw:style-name="fr1" draw:name="Image3" text:anchor-type="paragraph" svg:width="21.001cm" svg:height="29.692cm" draw:z-index="2"><draw:image xlink:href="Pictures/10039052000052220000741EDDE5785707346296.svg" xlink:type="simple" xlink:show="embed" xlink:actuate="onLoad"/><draw:image xlink:href="Pictures/1000020100000253000003499ED0F1E213FE217F.png" xlink:type="simple" xlink:show="embed" xlink:actuate="onLoad"/></draw:frame><text:soft-page-break/></text:p>
      <text:p text:style-name="Standard"><draw:frame draw:style-name="fr1" draw:name="Image4" text:anchor-type="paragraph" svg:width="21.001cm" svg:height="29.692cm" draw:z-index="3"><draw:image xlink:href="Pictures/1002A347000052220000741E47DBD2EE0B1C30AB.svg" xlink:type="simple" xlink:show="embed" xlink:actuate="onLoad"/><draw:image xlink:href="Pictures/1000020100000253000003495F2D295E0DCC7A4B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14:30:01.894829000</meta:creation-date>
    <dc:date>2017-10-31T22:54:28.252043915</dc:date>
    <meta:editing-duration>PT5M46S</meta:editing-duration>
    <meta:editing-cycles>3</meta:editing-cycles>
    <meta:generator>LibreOffice/5.3.1.2$Linux_X86_64 LibreOffice_project/30m0$Build-2</meta:generator>
    <meta:document-statistic meta:table-count="0" meta:image-count="4" meta:object-count="0" meta:page-count="4" meta:paragraph-count="0" meta:word-count="0" meta:character-count="0" meta:non-whitespace-character-count="0"/>
  </office:meta>
</office:document-meta>
</file>